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T8" style:parent-style-name="Car.predefinitoparagrafo" style:family="text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language="it" fo:country="IT"/>
    </style:style>
    <style:style style:name="P11" style:parent-style-name="Standard" style:family="paragraph">
      <style:text-properties fo:language="it" fo:country="IT"/>
    </style:style>
    <style:style style:name="P12" style:parent-style-name="Standard" style:family="paragraph">
      <style:text-properties fo:color="#FF0000" fo:language="it" fo:country="IT"/>
    </style:style>
    <style:style style:name="P13" style:parent-style-name="Standard" style:family="paragraph">
      <style:text-properties fo:language="it" fo:country="IT"/>
    </style:style>
    <style:style style:name="P14" style:parent-style-name="Standard" style:family="paragraph">
      <style:text-properties fo:language="it" fo:country="IT"/>
    </style:style>
    <style:style style:name="P15" style:parent-style-name="Standard" style:family="paragraph">
      <style:text-properties fo:language="it" fo:country="IT"/>
    </style:style>
    <style:style style:name="P16" style:parent-style-name="Standard" style:family="paragraph">
      <style:text-properties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family="paragraph">
      <style:text-properties fo:language="it" fo:country="IT"/>
    </style:style>
    <style:style style:name="P19" style:parent-style-name="Standard" style:family="paragraph">
      <style:text-properties fo:language="it" fo:country="IT"/>
    </style:style>
    <style:style style:name="P20" style:parent-style-name="Standard" style:family="paragraph">
      <style:text-properties fo:language="it" fo:country="IT"/>
    </style:style>
    <style:style style:name="P21" style:parent-style-name="Standard" style:family="paragraph">
      <style:text-properties fo:language="it" fo:country="IT"/>
    </style:style>
    <style:style style:name="P22" style:parent-style-name="Standard" style:family="paragraph">
      <style:text-properties fo:language="it" fo:country="IT"/>
    </style:style>
    <style:style style:name="P23" style:parent-style-name="Standard" style:family="paragraph">
      <style:text-properties fo:language="it" fo:country="IT"/>
    </style:style>
    <style:style style:name="P24" style:parent-style-name="Standard" style:family="paragraph">
      <style:text-properties fo:language="it" fo:country="IT"/>
    </style:style>
    <style:style style:name="P25" style:parent-style-name="Standard" style:family="paragraph">
      <style:text-properties fo:language="it" fo:country="IT"/>
    </style:style>
    <style:style style:name="P26" style:parent-style-name="Standard" style:family="paragraph">
      <style:text-properties fo:language="it" fo:country="IT"/>
    </style:style>
    <style:style style:name="P27" style:parent-style-name="Standard" style:family="paragraph">
      <style:text-properties fo:language="it" fo:country="IT"/>
    </style:style>
    <style:style style:name="P28" style:parent-style-name="Standard" style:family="paragraph">
      <style:text-properties fo:language="it" fo:country="IT"/>
    </style:style>
    <style:style style:name="P29" style:parent-style-name="Standard" style:family="paragraph">
      <style:text-properties fo:language="it" fo:country="IT"/>
    </style:style>
    <style:style style:name="P30" style:parent-style-name="Standard" style:family="paragraph">
      <style:text-properties fo:language="it" fo:country="IT"/>
    </style:style>
    <style:style style:name="T31" style:parent-style-name="Car.predefinitoparagrafo" style:family="text">
      <style:text-properties fo:language="it" fo:country="IT"/>
    </style:style>
    <style:style style:name="T32" style:parent-style-name="Car.predefinitoparagrafo" style:family="text">
      <style:text-properties fo:color="#FF0000"/>
    </style:style>
    <style:style style:name="P33" style:parent-style-name="Standard" style:family="paragraph">
      <style:text-properties fo:language="it" fo:country="IT"/>
    </style:style>
    <style:style style:name="P34" style:parent-style-name="Standard" style:family="paragraph">
      <style:text-properties fo:language="it" fo:country="IT"/>
    </style:style>
    <style:style style:name="T35" style:parent-style-name="Car.predefinitoparagrafo" style:family="text">
      <style:text-properties fo:language="it" fo:country="IT"/>
    </style:style>
    <style:style style:name="T36" style:parent-style-name="Car.predefinitoparagrafo" style:family="text">
      <style:text-properties fo:language="it" fo:country="IT"/>
    </style:style>
    <style:style style:name="P37" style:parent-style-name="Standard" style:family="paragraph">
      <style:text-properties fo:language="it" fo:country="IT"/>
    </style:style>
    <style:style style:name="P38" style:parent-style-name="Standard" style:family="paragraph">
      <style:text-properties fo:language="it" fo:country="IT"/>
    </style:style>
    <style:style style:name="P39" style:parent-style-name="Standard" style:family="paragraph">
      <style:text-properties fo:language="it" fo:country="IT"/>
    </style:style>
    <style:style style:name="P40" style:parent-style-name="Standard" style:family="paragraph">
      <style:text-properties fo:language="it" fo:country="IT"/>
    </style:style>
    <style:style style:name="P41" style:parent-style-name="Standard" style:family="paragraph">
      <style:text-properties fo:language="it" fo:country="IT"/>
    </style:style>
    <style:style style:name="P42" style:parent-style-name="Standard" style:family="paragraph">
      <style:text-properties fo:language="it" fo:country="IT"/>
    </style:style>
    <style:style style:name="P43" style:parent-style-name="Standard" style:family="paragraph">
      <style:text-properties fo:language="it" fo:country="IT"/>
    </style:style>
    <style:style style:name="T44" style:parent-style-name="Car.predefinitoparagrafo" style:family="text">
      <style:text-properties fo:language="it" fo:country="IT"/>
    </style:style>
    <style:style style:name="T45" style:parent-style-name="Car.predefinitoparagrafo" style:family="text">
      <style:text-properties fo:language="it" fo:country="IT"/>
    </style:style>
    <style:style style:name="T46" style:parent-style-name="Car.predefinitoparagrafo" style:family="text">
      <style:text-properties fo:color="#FF0000" fo:language="it" fo:country="IT"/>
    </style:style>
    <style:style style:name="T47" style:parent-style-name="Car.predefinitoparagrafo" style:family="text">
      <style:text-properties fo:language="it" fo:country="IT"/>
    </style:style>
    <style:style style:name="P48" style:parent-style-name="Standard" style:family="paragraph">
      <style:text-properties fo:language="it" fo:country="IT"/>
    </style:style>
    <style:style style:name="T49" style:parent-style-name="Car.predefinitoparagrafo" style:family="text">
      <style:text-properties fo:language="it" fo:country="IT"/>
    </style:style>
    <style:style style:name="T50" style:parent-style-name="Car.predefinitoparagrafo" style:family="text">
      <style:text-properties fo:language="it" fo:country="IT"/>
    </style:style>
    <style:style style:name="P51" style:parent-style-name="Standard" style:family="paragraph">
      <style:text-properties fo:language="it" fo:country="IT"/>
    </style:style>
    <style:style style:name="T52" style:parent-style-name="Car.predefinitoparagrafo" style:family="text">
      <style:text-properties fo:language="it" fo:country="IT"/>
    </style:style>
    <style:style style:name="T53" style:parent-style-name="Car.predefinitoparagrafo" style:family="text">
      <style:text-properties fo:language="it" fo:country="IT"/>
    </style:style>
    <style:style style:name="T54" style:parent-style-name="Car.predefinitoparagrafo" style:family="text">
      <style:text-properties fo:language="it" fo:country="IT"/>
    </style:style>
    <style:style style:name="P55" style:parent-style-name="Standard" style:family="paragraph">
      <style:text-properties fo:language="it" fo:country="IT"/>
    </style:style>
    <style:style style:name="T56" style:parent-style-name="Car.predefinitoparagrafo" style:family="text">
      <style:text-properties fo:language="it" fo:country="IT"/>
    </style:style>
    <style:style style:name="T57" style:parent-style-name="Car.predefinitoparagrafo" style:family="text">
      <style:text-properties fo:language="it" fo:country="IT"/>
    </style:style>
    <style:style style:name="P58" style:parent-style-name="Standard" style:family="paragraph">
      <style:text-properties fo:language="it" fo:country="IT"/>
    </style:style>
    <style:style style:name="P59" style:parent-style-name="Standard" style:family="paragraph">
      <style:text-properties fo:language="it" fo:country="IT"/>
    </style:style>
    <style:style style:name="T60" style:parent-style-name="Car.predefinitoparagrafo" style:family="text">
      <style:text-properties fo:language="it" fo:country="IT"/>
    </style:style>
    <style:style style:name="T61" style:parent-style-name="Car.predefinitoparagrafo" style:family="text">
      <style:text-properties fo:language="it" fo:country="IT"/>
    </style:style>
    <style:style style:name="P62" style:parent-style-name="Standard" style:family="paragraph">
      <style:text-properties fo:language="it" fo:country="IT"/>
    </style:style>
    <style:style style:name="T63" style:parent-style-name="Car.predefinitoparagrafo" style:family="text">
      <style:text-properties fo:language="it" fo:country="IT"/>
    </style:style>
    <style:style style:name="T64" style:parent-style-name="Car.predefinitoparagrafo" style:family="text">
      <style:text-properties fo:language="it" fo:country="IT"/>
    </style:style>
    <style:style style:name="T65" style:parent-style-name="Car.predefinitoparagrafo" style:family="text">
      <style:text-properties fo:language="it" fo:country="IT"/>
    </style:style>
    <style:style style:name="P66" style:parent-style-name="Standard" style:family="paragraph">
      <style:text-properties fo:language="it" fo:country="IT"/>
    </style:style>
    <style:style style:name="T67" style:parent-style-name="Car.predefinitoparagrafo" style:family="text">
      <style:text-properties fo:language="it" fo:country="IT"/>
    </style:style>
    <style:style style:name="T68" style:parent-style-name="Car.predefinitoparagrafo" style:family="text">
      <style:text-properties fo:language="it" fo:country="IT"/>
    </style:style>
    <style:style style:name="T69" style:parent-style-name="Car.predefinitoparagrafo" style:family="text">
      <style:text-properties fo:language="it" fo:country="IT"/>
    </style:style>
    <style:style style:name="T70" style:parent-style-name="Car.predefinitoparagrafo" style:family="text">
      <style:text-properties fo:language="it" fo:country="IT"/>
    </style:style>
    <style:style style:name="P71" style:parent-style-name="Standard" style:family="paragraph">
      <style:text-properties fo:language="it" fo:country="IT"/>
    </style:style>
    <style:style style:name="P72" style:parent-style-name="Standard" style:family="paragraph">
      <style:text-properties fo:language="it" fo:country="IT"/>
    </style:style>
    <style:style style:name="T73" style:parent-style-name="Car.predefinitoparagrafo" style:family="text">
      <style:text-properties fo:language="it" fo:country="IT"/>
    </style:style>
    <style:style style:name="T74" style:parent-style-name="Car.predefinitoparagrafo" style:family="text">
      <style:text-properties fo:language="it" fo:country="IT"/>
    </style:style>
    <style:style style:name="P75" style:parent-style-name="Standard" style:family="paragraph">
      <style:text-properties fo:language="it" fo:country="IT"/>
    </style:style>
    <style:style style:name="P76" style:parent-style-name="Standard" style:family="paragraph">
      <style:text-properties fo:language="it" fo:country="IT"/>
    </style:style>
    <style:style style:name="P77" style:parent-style-name="Standard" style:family="paragraph">
      <style:text-properties fo:language="it" fo:country="IT"/>
    </style:style>
    <style:style style:name="P78" style:parent-style-name="Standard" style:family="paragraph">
      <style:text-properties fo:language="it" fo:country="IT"/>
    </style:style>
    <style:style style:name="P79" style:parent-style-name="Standard" style:family="paragraph">
      <style:text-properties fo:language="it" fo:country="IT"/>
    </style:style>
    <style:style style:name="P80" style:parent-style-name="Standard" style:family="paragraph">
      <style:text-properties fo:language="it" fo:country="IT"/>
    </style:style>
    <style:style style:name="P81" style:parent-style-name="Standard" style:family="paragraph">
      <style:text-properties fo:language="it" fo:country="IT"/>
    </style:style>
    <style:style style:name="T82" style:parent-style-name="Car.predefinitoparagrafo" style:family="text">
      <style:text-properties fo:language="it" fo:country="IT"/>
    </style:style>
    <style:style style:name="T83" style:parent-style-name="Car.predefinitoparagrafo" style:family="text">
      <style:text-properties fo:language="it" fo:country="IT"/>
    </style:style>
    <style:style style:name="P84" style:parent-style-name="Standard" style:family="paragraph">
      <style:text-properties fo:language="it" fo:country="IT"/>
    </style:style>
    <style:style style:name="P85" style:parent-style-name="Standard" style:family="paragraph">
      <style:text-properties fo:language="it" fo:country="IT"/>
    </style:style>
    <style:style style:name="T86" style:parent-style-name="Car.predefinitoparagrafo" style:family="text">
      <style:text-properties fo:language="it" fo:country="IT"/>
    </style:style>
    <style:style style:name="T87" style:parent-style-name="Car.predefinitoparagrafo" style:family="text">
      <style:text-properties fo:language="it" fo:country="IT"/>
    </style:style>
  </office:automatic-styles>
  <office:body>
    <office:text text:use-soft-page-breaks="true">
      <text:p text:style-name="P1">Homework SQL</text:p>
      <text:p text:style-name="Standard"/>
      <text:p text:style-name="Standard">1.<text:s/><text:tab/>select Città</text:p>
      <text:p text:style-name="Standard"><text:tab/>from AEROPORTO</text:p>
      <text:p text:style-name="Standard"><text:tab/>where NumPiste is null;</text:p>
      <text:p text:style-name="Standard"/>
      <text:p text:style-name="P2">2.<text:tab/>select P.Nazione, A.Nazione</text:p>
      <text:p text:style-name="P3"><text:tab/>from AEROPORTO P, VOLO, AEROPORTO A</text:p>
      <text:p text:style-name="P4"><text:tab/>where P.Città = CittaPart and A.Città = CittaArr and idVolo = AZ274;</text:p>
      <text:p text:style-name="P5"><text:tab/></text:p>
      <text:p text:style-name="P6"><text:tab/>(Anche se idVolo è<text:s/>definito come int, quindi forse ci andrebbe solo 274)</text:p>
      <text:p text:style-name="P7"/>
      <text:p text:style-name="Standard">3.<text:tab/>select TipoAereo</text:p>
      <text:p text:style-name="Standard"><text:tab/>from VOLO</text:p>
      <text:p text:style-name="Standard"><text:tab/>where CittaPart = 'Torino'</text:p>
      <text:p text:style-name="Standard"/>
      <text:p text:style-name="Standard">4.<text:s/><text:tab/><text:span text:style-name="T8">select VOLO.TipoAereo, AEREO.NumPasseggeri</text:span></text:p>
      <text:p text:style-name="P9"><text:tab/>from VOLO, AEREO<text:tab/><text:s/></text:p>
      <text:p text:style-name="P10"><text:tab/>where CittaPart = 'Torino' and VOLO.TipoAereo =<text:s/>AEREO.TipoAereo;</text:p>
      <text:p text:style-name="P11"/>
      <text:p text:style-name="P12">Se si vogliono prendere anche gli aerei di cui non si conosce il numero di passeggeri, allora si deve fare una left/right join (bisogna vedere l’ordine in cui si prendono le tabelle), così prendiamo anche quelli dove il numPasseggeri is null.</text:p>
      <text:p text:style-name="P13"/>
      <text:p text:style-name="P14"/>
      <text:p text:style-name="P15">5.<text:tab/>select distinct P.Città</text:p>
      <text:p text:style-name="P16"><text:tab/>from AEROPORTO P, VOLO, AEROPORTO A</text:p>
      <text:p text:style-name="P17"><text:tab/>where P.Città = CittaPart and A.Città = CittaArr and P.Nazione != A.Nazione;<text:tab/></text:p>
      <text:p text:style-name="P18"/>
      <text:p text:style-name="P19">6.<text:tab/>select distinct P.Città</text:p>
      <text:p text:style-name="P20"><text:tab/>from AEROPORTO P, VOLO, AEROPORTO A</text:p>
      <text:p text:style-name="P21"><text:tab/>where P.Città = CittaPart and A.Città =<text:s/>CittaArr and A.Città = 'Bologna' order by P.Città;</text:p>
      <text:p text:style-name="P22"/>
      <text:p text:style-name="P23">7.<text:tab/>select <text:s/>COUNT(*)</text:p>
      <text:p text:style-name="P24"><text:tab/>from AEROPORTO P, VOLO, AEROPORTO A</text:p>
      <text:p text:style-name="P25"><text:tab/>where P.Città = CittaPart and A.Città = CittaArr and P.Città = 'Napoli'</text:p>
      <text:p text:style-name="P26"><text:tab/><text:s text:c="11"/>and A.Nazione != P.Nazione and GiornoSett = 4;<text:tab/></text:p>
      <text:p text:style-name="P27"/>
      <text:p text:style-name="P28">8.<text:tab/>select <text:s/>COUNT(*)</text:p>
      <text:p text:style-name="P29"><text:tab/>from AEROPORTO P, VOLO, AEROPORTO A</text:p>
      <text:p text:style-name="P30"><text:tab/>where P.Città = CittaPart and A.Città = CittaArr and P.Nazione != A.Nazione</text:p>
      <text:p text:style-name="Standard"><text:span text:style-name="T31"><text:tab/></text:span>and P.Nazione<text:tab/>= 'Italia'<text:s/><text:span text:style-name="T32">group by YEARWEEK(GiornoSett)</text:span>;<text:tab/></text:p>
      <text:p text:style-name="Standard"/>
      <text:p text:style-name="P33">9.<text:tab/>select distinct <text:s/>P.Città</text:p>
      <text:p text:style-name="P34"><text:tab/>from AEROPORTO P, VOLO, AEROPORTO A</text:p>
      <text:p text:style-name="Standard"><text:span text:style-name="T35"><text:tab/></text:span>where P.Città = CittaPart and A.Città =<text:s/>CittaArr and A.Nazione = 'Italia'</text:p>
      <text:p text:style-name="Standard"><text:tab/>and P.Nazione = 'Francia'</text:p>
      <text:p text:style-name="Standard"><text:tab/>and (select count(*)</text:p>
      <text:p text:style-name="Standard"><text:tab/><text:tab/><text:s text:c="3"/><text:span text:style-name="T36">from <text:s/>AEROPORTO P1, VOLO V, AEROPORTO A1</text:span></text:p>
      <text:p text:style-name="P37"><text:tab/><text:tab/><text:s text:c="3"/>where P1.Città = V.CittaPart and A1.Città = V.CittaArr and A1.Nazione = 'Italia'<text:s/><text:tab/><text:tab/><text:s text:c="3"/>and P1.Città = P.Città) &gt; 20;</text:p>
      <text:p text:style-name="P38"/>
      <text:p text:style-name="P39"/>
      <text:p text:style-name="P40"/>
      <text:p text:style-name="P41"/>
      <text:p text:style-name="P42"/>
      <text:p text:style-name="P43"/>
      <text:p text:style-name="Standard"><text:span text:style-name="T44">10.</text:span><text:span text:style-name="T45"><text:tab/>select<text:s/></text:span><text:span text:style-name="T46">distinct<text:s/></text:span><text:span text:style-name="T47">P.Città</text:span></text:p>
      <text:p text:style-name="P48"><text:tab/>from AEROPORTO P, VOLO V</text:p>
      <text:p text:style-name="Standard"><text:span text:style-name="T49"><text:tab/></text:span>where P.Città = V.CittaPart and P.Nazione = 'Italia' and P.Città</text:p>
      <text:p text:style-name="Standard"><text:tab/></text:p>
      <text:p text:style-name="Standard"><text:tab/>except</text:p>
      <text:p text:style-name="Standard"/>
      <text:p text:style-name="Standard"><text:tab/><text:span text:style-name="T50">select P.Città</text:span></text:p>
      <text:p text:style-name="P51"><text:tab/>from AEROPORTO P, VOLO, AEROPORTO A</text:p>
      <text:p text:style-name="Standard"><text:span text:style-name="T52"><text:tab/></text:span>where P.Città = CittaPart and A.Città = CittaArr</text:p>
      <text:p text:style-name="Standard"><text:tab/>and exists(select *</text:p>
      <text:p text:style-name="Standard"><text:tab/><text:tab/><text:span text:style-name="T53">from AE</text:span><text:span text:style-name="T54">ROPORTO P2, VOLO V2, AEROPORTO A2</text:span></text:p>
      <text:p text:style-name="P55"><text:tab/><text:tab/>where P2.Città = V2.CittaPart and A2.Città = V2.CittaArr</text:p>
      <text:p text:style-name="Standard"><text:span text:style-name="T56"><text:tab/></text:span><text:span text:style-name="T57"><text:tab/>and P2.Città = P.Città and P2.Nazione !=<text:s/></text:span>A2.Nazione);</text:p>
      <text:p text:style-name="Standard"/>
      <text:p text:style-name="Standard"/>
      <text:p text:style-name="P58">11.<text:tab/>select P.Città</text:p>
      <text:p text:style-name="P59"><text:tab/>from AEROPORTO P, VOLO V</text:p>
      <text:p text:style-name="Standard"><text:span text:style-name="T60"><text:tab/></text:span>where P.Città = V.CittaPart and P.Nazione = 'Italia' and P.Città not in(</text:p>
      <text:p text:style-name="Standard"><text:tab/><text:tab/><text:span text:style-name="T61">select P.Città</text:span></text:p>
      <text:p text:style-name="P62"><text:tab/><text:tab/>from AEROPORTO P, VOLO, AEROPORTO A</text:p>
      <text:p text:style-name="Standard"><text:span text:style-name="T63"><text:tab/></text:span><text:span text:style-name="T64"><text:tab/></text:span>where P.Città = CittaPart and A.Città = CittaArr</text:p>
      <text:p text:style-name="Standard"><text:tab/><text:tab/>and exists(select *</text:p>
      <text:p text:style-name="Standard"><text:tab/><text:tab/><text:tab/><text:span text:style-name="T65">from AEROPORTO P2, VOLO V2, AEROPORTO A2</text:span></text:p>
      <text:p text:style-name="P66"><text:tab/><text:tab/><text:tab/>where P2.Città = V2.CittaPart and A2.Città = V2.CittaArr</text:p>
      <text:p text:style-name="Standard"><text:span text:style-name="T67"><text:tab/></text:span><text:span text:style-name="T68"><text:tab/></text:span><text:span text:style-name="T69"><text:tab/>and<text:s/></text:span><text:span text:style-name="T70">P2.Città = P.Città and P2.Nazione !=<text:s/></text:span>A2.Nazione));<text:tab/><text:tab/></text:p>
      <text:p text:style-name="Standard"/>
      <text:p text:style-name="P71">12.<text:tab/>select P.Città</text:p>
      <text:p text:style-name="P72"><text:tab/>from AEROPORTO P, VOLO V</text:p>
      <text:p text:style-name="Standard"><text:span text:style-name="T73"><text:tab/></text:span>where P.Città = V.CittaPart and P.Nazione = 'Italia' and not exists(</text:p>
      <text:p text:style-name="Standard"><text:tab/><text:tab/><text:span text:style-name="T74">select P1.Città</text:span></text:p>
      <text:p text:style-name="P75"><text:tab/><text:tab/>from AEROPORTO P1, VOLO V1, AEROPORTO A1</text:p>
      <text:p text:style-name="P76"><text:s text:c="4"/><text:tab/><text:tab/>where P1.Città = V1.CittaPart and A1.Città = V1.CittaArr and P1.Nazione = 'Italia'</text:p>
      <text:p text:style-name="P77"><text:tab/><text:tab/><text:s text:c="11"/>and P1.Nazione != A1.Nazione and P1.CIttà = P.Città);</text:p>
      <text:p text:style-name="P78"/>
      <text:p text:style-name="P79">13.<text:tab/>select P.Città<text:tab/></text:p>
      <text:p text:style-name="P80"><text:tab/>from AEROPORTO P, VOLO V, AEROPORTO A</text:p>
      <text:p text:style-name="P81"><text:tab/>where P.Città = V.CittaPart and V.CittaArr = A.Città and P.Nazione = 'Italia'</text:p>
      <text:p text:style-name="Standard"><text:span text:style-name="T82"><text:tab/></text:span>and (select count(*)</text:p>
      <text:p text:style-name="Standard"><text:tab/><text:tab/>from AEROPORTO P1, VOLO V1, AEROPORTO A1</text:p>
      <text:p text:style-name="Standard"><text:tab/><text:tab/><text:span text:style-name="T83">where P1.Città = V1.CittaPart and V1.CittaArr = A1.Città and P1.Città = P.Città</text:span></text:p>
      <text:p text:style-name="P84"><text:tab/><text:tab/>and A1.Nazione != P.Nazione) = 0;</text:p>
      <text:p text:style-name="P85"/>
      <text:p text:style-name="Standard"><text:span text:style-name="T86"><text:tab/>(Se con “una join” intendeva almeno una ok, se<text:s/></text:span><text:span text:style-name="T87">intendeva SOLO una decisamente non ok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ilippo muschera'</dc:creator>
    <meta:creation-date>2021-11-29T18:17:00Z</meta:creation-date>
    <dc:date>2021-12-10T09:09:00Z</dc:date>
    <meta:template xlink:href="Normal.dotm" xlink:type="simple"/>
    <meta:editing-cycles>6</meta:editing-cycles>
    <meta:editing-duration>PT6720S</meta:editing-duration>
    <meta:document-statistic meta:page-count="1" meta:paragraph-count="6" meta:word-count="498" meta:character-count="3337" meta:row-count="23" meta:non-whitespace-character-count="2845"/>
  </office:meta>
</office:document-meta>
</file>